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1pt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1.A10" style:family="table-cell">
      <style:table-cell-properties fo:background-color="#cccccc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fo:font-weight="bold" officeooo:rsid="0005c238" officeooo:paragraph-rsid="0005c238" style:font-size-asian="8pt" style:font-size-complex="8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fo:font-weight="bold" officeooo:rsid="000d056b" officeooo:paragraph-rsid="000d056b" style:font-size-asian="8pt" style:font-size-complex="8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46f62" officeooo:paragraph-rsid="00046f62" style:font-size-asian="8pt" style:font-size-complex="8pt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30de2" officeooo:paragraph-rsid="00030de2" style:font-size-asian="8pt" style:font-size-complex="8pt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151aa" style:font-size-asian="8pt" style:font-size-complex="8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151aa" officeooo:paragraph-rsid="000151aa" style:font-size-asian="8pt" style:font-size-complex="8pt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0f84ba" style:font-size-asian="8pt" style:font-size-complex="8pt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84ba" officeooo:paragraph-rsid="000f84ba" style:font-size-asian="8pt" style:font-size-complex="8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paragraph-rsid="000d056b" style:font-size-asian="8pt" style:font-size-complex="8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/>
      <style:text-properties style:font-name="Verdana" fo:font-size="8pt" officeooo:rsid="000d056b" officeooo:paragraph-rsid="000d056b" style:font-size-asian="8pt" style:font-size-complex="8pt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14146" officeooo:paragraph-rsid="00114146" style:font-size-asian="8pt" style:font-size-complex="8pt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1fa2e" officeooo:paragraph-rsid="0011fa2e" style:font-size-asian="8pt" style:font-size-complex="8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37808" officeooo:paragraph-rsid="00137808" style:font-size-asian="8pt" style:font-size-complex="8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51aa"/>
    </style:style>
    <style:style style:name="T3" style:family="text">
      <style:text-properties officeooo:rsid="00046f62"/>
    </style:style>
    <style:style style:name="T4" style:family="text">
      <style:text-properties officeooo:rsid="000a4d60"/>
    </style:style>
    <style:style style:name="T5" style:family="text">
      <style:text-properties officeooo:rsid="000d056b"/>
    </style:style>
    <style:style style:name="T6" style:family="text">
      <style:text-properties officeooo:rsid="000e5166"/>
    </style:style>
    <style:style style:name="T7" style:family="text">
      <style:text-properties officeooo:rsid="000f84b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C</text:span><text:span text:style-name="T1">S 192 Software Engineering II</text:span></text:p>
      <text:p text:style-name="P23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4">Activity</text:p>
          </table:table-cell>
          <table:table-cell table:style-name="Table1.B1" office:value-type="string">
            <text:p text:style-name="P4">Accountability</text:p>
            <text:p text:style-name="P4">(Name of Individual)</text:p>
          </table:table-cell>
          <table:table-cell table:style-name="Table1.B1" office:value-type="string">
            <text:p text:style-name="P3">Comments/Remarks</text:p>
          </table:table-cell>
        </table:table-row>
        <table:table-row>
          <table:table-cell table:style-name="Table1.A2" table:number-rows-spanned="2" office:value-type="string">
            <text:p text:style-name="P14">Jan 28</text:p>
            <text:p text:style-name="P14">Jan 30</text:p>
          </table:table-cell>
          <table:table-cell table:style-name="Table1.B2" office:value-type="string">
            <text:p text:style-name="P17">Estimate and plan the implementation</text:p>
            <text:p text:style-name="P17">Make and sign team contract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7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17">Formulate Code Review Checklist</text:p>
            <text:p text:style-name="P17">Formulate User Acceptance Criteria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7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14">Feb <text:span text:style-name="T4">0</text:span>4</text:p>
            <text:p text:style-name="P14">Feb <text:span text:style-name="T4">0</text:span>6</text:p>
          </table:table-cell>
          <table:table-cell table:style-name="Table1.B2" office:value-type="string">
            <text:p text:style-name="P17">Code, Unit <text:span text:style-name="T7">Test:</text:span></text:p>
            <text:p text:style-name="P26">1. Create Subjects</text:p>
            <text:p text:style-name="P26">2. Create Notes</text:p>
            <text:p text:style-name="P26">3. View Subjects</text:p>
            <text:p text:style-name="P26">4. View Notes</text:p>
          </table:table-cell>
          <table:table-cell table:style-name="Table1.B2" office:value-type="string">
            <text:p text:style-name="P6"/>
            <text:p text:style-name="P6"/>
            <text:p text:style-name="P6"/>
          </table:table-cell>
          <table:table-cell table:style-name="Table1.B2" office:value-type="string">
            <text:p text:style-name="P17">[Place here <text:span text:style-name="T6">link</text:span> in github]</text:p>
          </table:table-cell>
        </table:table-row>
        <table:table-row>
          <table:covered-table-cell/>
          <table:table-cell table:style-name="Table1.B2" office:value-type="string">
            <text:p text:style-name="P18">Integration Test features identified in Sprint 1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Feb 11</text:p>
            <text:p text:style-name="P14">Feb 13</text:p>
          </table:table-cell>
          <table:table-cell table:style-name="Table1.B2" office:value-type="string">
            <text:p text:style-name="P18">System Test Sprint 1<text:line-break/>Fix Bu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>[Place here code reviews]</text:p>
            <text:p text:style-name="P19">[Place here links to issue logs]</text:p>
          </table:table-cell>
        </table:table-row>
        <table:table-row>
          <table:covered-table-cell/>
          <table:table-cell table:style-name="Table1.B2" office:value-type="string">
            <text:p text:style-name="P19">Retest<text:line-break/>Sprint Release Commit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Feb 18</text:p>
            <text:p text:style-name="P14">Feb 20</text:p>
          </table:table-cell>
          <table:table-cell table:style-name="Table1.B2" office:value-type="string">
            <text:p text:style-name="P27">1. Delete Subjects</text:p>
            <text:p text:style-name="P27">2. Delete Notes</text:p>
            <text:p text:style-name="P27">3. Edit subject title</text:p>
            <text:p text:style-name="P27">4. Edit note title</text:p>
            <text:p text:style-name="P27">5. Edit note content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10" table:number-rows-spanned="2" office:value-type="string">
            <text:p text:style-name="P14">Feb 25</text:p>
            <text:p text:style-name="P14">Feb 27</text:p>
          </table:table-cell>
          <table:table-cell table:style-name="Table1.B10" table:number-columns-spanned="3" office:value-type="string">
            <text:p text:style-name="P16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Mar <text:span text:style-name="T4">0</text:span>4</text:p>
            <text:p text:style-name="P14">Mar <text:span text:style-name="T4">0</text:span>6</text:p>
          </table:table-cell>
          <table:table-cell table:style-name="Table1.B2" office:value-type="string">
            <text:p text:style-name="P28">1. Add new activity</text:p>
            <text:p text:style-name="P28">2. View individual activity</text:p>
            <text:p text:style-name="P28">3. View day activities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11</text:p>
            <text:p text:style-name="P13">Mar 13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18</text:p>
            <text:p text:style-name="P13">Mar 20</text:p>
          </table:table-cell>
          <table:table-cell table:style-name="Table1.B2" office:value-type="string">
            <text:p text:style-name="P28">1. Delete existing activity</text:p>
            <text:p text:style-name="P28">2. Edit existing activity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25</text:p>
            <text:p text:style-name="P13">Mar 2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10" table:number-rows-spanned="2" office:value-type="string">
            <text:p text:style-name="P13">Apr <text:span text:style-name="T4">0</text:span>1</text:p>
            <text:p text:style-name="P13">Apr <text:span text:style-name="T4">0</text:span>3</text:p>
          </table:table-cell>
          <table:table-cell table:style-name="Table1.B10" table:number-columns-spanned="3" office:value-type="string">
            <text:p text:style-name="P10">Holy Week (Holy Wednes<text:span text:style-name="T3">d</text:span>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10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3">Apr <text:span text:style-name="T4">0</text:span>8</text:p>
            <text:p text:style-name="P13">Apr 1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4">Apr 15</text:p>
            <text:p text:style-name="P13"><text:soft-page-break/>Apr 1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13">Apr 22</text:p>
            <text:p text:style-name="P13">Apr 24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Apr 29</text:p>
            <text:p text:style-name="P13">May 1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16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>May 6</text:p>
          </table:table-cell>
          <table:table-cell table:style-name="Table1.B2" office:value-type="string">
            <text:p text:style-name="P15">Alpha Testing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4">May 8</text:p>
          </table:table-cell>
          <table:table-cell table:style-name="Table1.B2" office:value-type="string">
            <text:p text:style-name="P15">Submission of Alpha Testing <text:span text:style-name="T5">Results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4">May 13</text:p>
          </table:table-cell>
          <table:table-cell table:style-name="Table1.B2" office:value-type="string">
            <text:p text:style-name="P15">Beta Tes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May 15</text:p>
          </table:table-cell>
          <table:table-cell table:style-name="Table1.B2" office:value-type="string">
            <text:p text:style-name="P15">Submission of Beta Testing <text:span text:style-name="T5">Results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May 20</text:p>
          </table:table-cell>
          <table:table-cell table:style-name="Table1.B2" office:value-type="string">
            <text:p text:style-name="P15">Course Debriefin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4">Expected Number of Sprint Commits: 13</text:p>
      <text:p text:style-name="P22">Expected Number of Code Reviews: 13</text:p>
      <text:p text:style-name="P21"><text:span text:style-name="T5">Expected Number of Software Release: 2 (Alpha and Beta)</text:span><office:annotation><dc:date>2015-01-27T13:39:14</dc:date><text:list text:style-name=""><text:list-item><text:p>&lt;!--EndFragment--&gt;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2-03T18:49:27.202731000</dc:date>
    <meta:editing-duration>PT2H14M54S</meta:editing-duration>
    <meta:editing-cycles>14</meta:editing-cycles>
    <meta:generator>LibreOffice/4.3.0.4$MacOSX_X86_64 LibreOffice_project/62ad5818884a2fc2e5780dd45466868d41009ec0</meta:generator>
    <meta:document-statistic meta:table-count="1" meta:image-count="0" meta:object-count="0" meta:page-count="3" meta:paragraph-count="80" meta:word-count="247" meta:character-count="1348" meta:non-whitespace-character-count="1181"/>
  </office:meta>
</office:document-meta>
</file>